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24-12-2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0764" calcext:value-type="float">
            <text:p>167.8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24-09-17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3144" calcext:value-type="float">
            <text:p>167.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24-09-17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37536" calcext:value-type="float">
            <text:p>167.7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24-06-28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61336" calcext:value-type="float">
            <text:p>167.6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24-03-19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46096" calcext:value-type="float">
            <text:p>167.6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23-12-22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60752" calcext:value-type="float">
            <text:p>167.5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23-06-28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08352" calcext:value-type="float">
            <text:p>167.4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23-03-2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374824" calcext:value-type="float">
            <text:p>167.3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22-12-29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240712" calcext:value-type="float">
            <text:p>167.2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22-09-2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231568" calcext:value-type="float">
            <text:p>167.2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22-06-30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3352" calcext:value-type="float">
            <text:p>167.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22-03-1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313864" calcext:value-type="float">
            <text:p>167.3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21-09-14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13708" calcext:value-type="float">
            <text:p>167.1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21-06-30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149272" calcext:value-type="float">
            <text:p>167.1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21-03-23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042592" calcext:value-type="float">
            <text:p>167.0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20-12-28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009064" calcext:value-type="float">
            <text:p>167.0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20-09-22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996872" calcext:value-type="float">
            <text:p>166.9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20-06-26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018208" calcext:value-type="float">
            <text:p>167.0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20-03-31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012112" calcext:value-type="float">
            <text:p>167.0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19-12-30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978584" calcext:value-type="float">
            <text:p>166.9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19-09-25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9324" calcext:value-type="float">
            <text:p>166.8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19-06-27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78" calcext:value-type="float">
            <text:p>166.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19-03-19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4752" calcext:value-type="float">
            <text:p>166.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18-12-24 2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62176" calcext:value-type="float">
            <text:p>166.7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18-09-25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22552" calcext:value-type="float">
            <text:p>166.7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18-07-03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16456" calcext:value-type="float">
            <text:p>166.7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18-03-06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12824" calcext:value-type="float">
            <text:p>166.6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17-12-2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4272" calcext:value-type="float">
            <text:p>166.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17-09-26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63472" calcext:value-type="float">
            <text:p>166.4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17-06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15872" calcext:value-type="float">
            <text:p>166.6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17-03-20 2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54912" calcext:value-type="float">
            <text:p>166.5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16-12-29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76248" calcext:value-type="float">
            <text:p>166.5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16-09-21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5796" calcext:value-type="float">
            <text:p>166.5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16-03-30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72616" calcext:value-type="float">
            <text:p>166.4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15-12-31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1224" calcext:value-type="float">
            <text:p>166.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15-09-17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93368" calcext:value-type="float">
            <text:p>166.3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15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5984" calcext:value-type="float">
            <text:p>166.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15-03-24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59256" calcext:value-type="float">
            <text:p>166.2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14-09-24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86104" calcext:value-type="float">
            <text:p>166.1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14-06-30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42848" calcext:value-type="float">
            <text:p>166.0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14-03-25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25144" calcext:value-type="float">
            <text:p>166.1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13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64768" calcext:value-type="float">
            <text:p>166.1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13-09-25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398" calcext:value-type="float">
            <text:p>166.0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13-06-2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58088" calcext:value-type="float">
            <text:p>166.0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13-03-27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97884" calcext:value-type="float">
            <text:p>165.9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12-12-2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911784" calcext:value-type="float">
            <text:p>165.9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12-09-27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893496" calcext:value-type="float">
            <text:p>165.8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12-06-29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847776" calcext:value-type="float">
            <text:p>165.8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12-03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59384" calcext:value-type="float">
            <text:p>165.7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11-12-28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92912" calcext:value-type="float">
            <text:p>165.7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11-09-26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28904" calcext:value-type="float">
            <text:p>165.7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11-06-30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7404" calcext:value-type="float">
            <text:p>165.6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11-03-28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91744" calcext:value-type="float">
            <text:p>165.5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10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49072" calcext:value-type="float">
            <text:p>165.5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10-09-2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15544" calcext:value-type="float">
            <text:p>165.5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10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85064" calcext:value-type="float">
            <text:p>165.4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10-03-24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46024" calcext:value-type="float">
            <text:p>165.5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9-12-14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5212" calcext:value-type="float">
            <text:p>165.5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9-09-2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85064" calcext:value-type="float">
            <text:p>165.4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9-06-2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94208" calcext:value-type="float">
            <text:p>165.4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9-03-23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08864" calcext:value-type="float">
            <text:p>165.4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8-12-31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33248" calcext:value-type="float">
            <text:p>165.4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8-09-24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54584" calcext:value-type="float">
            <text:p>165.4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8448" calcext:value-type="float">
            <text:p>165.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8-04-03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74752" calcext:value-type="float">
            <text:p>165.2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7-12-21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25984" calcext:value-type="float">
            <text:p>165.2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7-09-24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95504" calcext:value-type="float">
            <text:p>165.1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7-06-26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19304" calcext:value-type="float">
            <text:p>165.1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7-03-26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13208" calcext:value-type="float">
            <text:p>165.1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6-12-26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70536" calcext:value-type="float">
            <text:p>165.0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6-08-24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48616" calcext:value-type="float">
            <text:p>164.9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6-06-29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45568" calcext:value-type="float">
            <text:p>164.9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6-01-23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3584" calcext:value-type="float">
            <text:p>164.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5-12-27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7384" calcext:value-type="float">
            <text:p>164.9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5-11-30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73" calcext:value-type="float">
            <text:p>164.9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5-10-24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76048" calcext:value-type="float">
            <text:p>164.9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5-09-2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51664" calcext:value-type="float">
            <text:p>164.9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5-08-26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08992" calcext:value-type="float">
            <text:p>164.9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5-07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99848" calcext:value-type="float">
            <text:p>164.8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5-06-23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75464" calcext:value-type="float">
            <text:p>164.8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5-05-24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69368" calcext:value-type="float">
            <text:p>164.8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5-04-29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75464" calcext:value-type="float">
            <text:p>164.8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5-03-30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5108" calcext:value-type="float">
            <text:p>164.8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5-02-23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08408" calcext:value-type="float">
            <text:p>164.8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206" calcext:value-type="float">
            <text:p>164.8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4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63272" calcext:value-type="float">
            <text:p>164.8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4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5108" calcext:value-type="float">
            <text:p>164.8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71832" calcext:value-type="float">
            <text:p>164.7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96216" calcext:value-type="float">
            <text:p>164.7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4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53544" calcext:value-type="float">
            <text:p>164.7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5964" calcext:value-type="float">
            <text:p>164.7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26112" calcext:value-type="float">
            <text:p>164.7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23064" calcext:value-type="float">
            <text:p>164.7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62104" calcext:value-type="float">
            <text:p>164.6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86488" calcext:value-type="float">
            <text:p>164.6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49912" calcext:value-type="float">
            <text:p>164.6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4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682" calcext:value-type="float">
            <text:p>164.6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46864" calcext:value-type="float">
            <text:p>164.6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10288" calcext:value-type="float">
            <text:p>164.6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13336" calcext:value-type="float">
            <text:p>164.6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95048" calcext:value-type="float">
            <text:p>164.5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58472" calcext:value-type="float">
            <text:p>164.5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85904" calcext:value-type="float">
            <text:p>164.5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09704" calcext:value-type="float">
            <text:p>164.5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3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12752" calcext:value-type="float">
            <text:p>164.5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158" calcext:value-type="float">
            <text:p>164.5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09704" calcext:value-type="float">
            <text:p>164.5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5484" calcext:value-type="float">
            <text:p>164.4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5484" calcext:value-type="float">
            <text:p>164.4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51792" calcext:value-type="float">
            <text:p>164.4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33504" calcext:value-type="float">
            <text:p>164.4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91416" calcext:value-type="float">
            <text:p>164.4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2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33504" calcext:value-type="float">
            <text:p>164.4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60936" calcext:value-type="float">
            <text:p>164.4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945109431101</text:p>
          </table:table-cell>
          <table:table-cell office:value-type="string" calcext:value-type="string">
            <text:p>D-05-26 18CAC [GI-T38]</text:p>
          </table:table-cell>
          <table:table-cell office:value-type="string" calcext:value-type="string">
            <text:p>2002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60936" calcext:value-type="float">
            <text:p>164.4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32" meta:object-count="0"/>
    <meta:user-defined meta:name="AppVersion">3.0</meta:user-defined>
  </office:meta>
</office:document-meta>
</file>